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style:writing-mode="lr-tb"/>
      <style:text-properties officeooo:paragraph-rsid="001b7fd6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a63bb"/>
    </style:style>
    <style:style style:name="T3" style:family="text">
      <style:text-properties style:font-name="sans-serif" fo:font-size="13.5pt" officeooo:rsid="001b7fd6"/>
    </style:style>
    <style:style style:name="T4" style:family="text">
      <style:text-properties officeooo:rsid="001a63bb"/>
    </style:style>
    <style:style style:name="T5" style:family="text">
      <style:text-properties officeooo:rsid="001b7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span text:style-name="T1">Universidade Federal do Rio de Janeiro (UFRJ)</text:span><text:bookmark text:name="page3R_mcid1"/><text:line-break/><text:span text:style-name="T1">COS470</text:span> – <text:span text:style-name="T1">Sistemas Distribuídos</text:span></text:p>
      <text:p text:style-name="P2"><text:span text:style-name="T3">Dupla: G</text:span><text:span text:style-name="T1">uilherme Araujo Thomaz</text:span><text:bookmark text:name="page3R_mcid3"/><text:span text:style-name="T1"> </text:span><text:span text:style-name="T3">e Guilherme Santana Dionísio</text:span><text:line-break/><text:span text:style-name="T2">Trabalho prático</text:span><text:span text:style-name="T1"> 1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3:22:26.410464169</meta:creation-date>
    <dc:date>2023-04-12T13:26:23.036936382</dc:date>
    <meta:editing-duration>PT3M5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" meta:word-count="21" meta:character-count="154" meta:non-whitespace-character-count="134"/>
  </office:meta>
</office:document-meta>
</file>